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674cm"/>
    </style:style>
    <style:style style:name="gr7" style:family="graphic" style:parent-style-name="standard">
      <style:graphic-properties svg:stroke-color="#ff6600" draw:fill="solid" draw:fill-color="#ff66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7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35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17cm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4" style:family="graphic" style:parent-style-name="standard">
      <style:graphic-properties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71cm"/>
    </style:style>
    <style:style style:name="gr17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388cm" fo:min-width="0.066cm"/>
    </style:style>
    <style:style style:name="gr19" style:family="graphic" style:parent-style-name="standard">
      <style:graphic-properties svg:stroke-color="#6666ff" draw:fill="solid" draw:fill-color="#6666ff" draw:textarea-horizontal-align="justify" draw:textarea-vertical-align="middle" draw:auto-grow-height="false"/>
    </style:style>
    <style:style style:name="P1" style:family="paragraph">
      <loext:graphic-properties draw:fill="solid" draw:fill-color="#ff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solid" draw:fill-color="#66ff66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 draw:fill-color="#ff6600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eeeeee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3333"/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solid" draw:fill-color="#6666ff"/>
      <style:paragraph-properties fo:text-align="center"/>
    </style:style>
    <style:style style:name="P17" style:family="paragraph">
      <loext:graphic-properties draw:fill="solid" draw:fill-color="#eeeee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7cm" svg:height="6.5cm" svg:x="0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7cm" svg:height="6.5cm" svg:x="1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7cm" svg:height="6.5cm" svg:x="18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7cm" svg:height="6.5cm" svg:x="19.1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2cm" svg:x="17.7cm" svg:y="2.2cm">
          <text:p text:style-name="P2"><text:span text:style-name="T1">inscriçõ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2.5cm" svg:x="1.5cm" svg:y="2.5cm">
          <text:p text:style-name="P2">Auditório<text:line-break/>200 Lugar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2.5cm" svg:x="1.5cm" svg:y="5.4cm">
          <text:p text:style-name="P2">Auditório<text:line-break/>200 Lugare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4cm" svg:height="1.1cm" svg:x="10.4cm" svg:y="2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1.3cm" svg:height="1.4cm" svg:x="10.6cm" svg:y="4.3cm">
          <text:p text:style-name="P2"><text:span text:style-name="T2">Oncas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3cm" svg:height="1.4cm" svg:x="13.683cm" svg:y="5.261cm">
          <text:p text:style-name="P2"><text:span text:style-name="T2">AmbienteLiv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99cm" svg:height="1.1cm" svg:x="18.693cm" svg:y="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cm" svg:height="1.1cm" svg:x="10.5cm" svg:y="6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694cm" svg:y="6.9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894cm" svg:y="1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894cm" svg:y="17.4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7cm" svg:y="1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7cm" svg:y="17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1.5cm" svg:height="1.2cm" svg:x="8.7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2cm" svg:x="8.7cm" svg:y="11.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6cm" svg:y1="9.9cm" svg:x2="1cm" svg:y2="9.9cm">
          <text:p/>
        </draw:line>
        <draw:line draw:style-name="gr5" draw:text-style-name="P6" draw:layer="layout" svg:x1="8.6cm" svg:y1="11.2cm" svg:x2="1cm" svg:y2="11.2cm">
          <text:p/>
        </draw:line>
        <draw:frame draw:style-name="gr6" draw:text-style-name="P7" draw:layer="layout" svg:width="2.174cm" svg:height="0.729cm" svg:x="3.1cm" svg:y="10.4cm">
          <draw:text-box>
            <text:p><text:span text:style-name="T3">Corredor</text:span></text:p>
          </draw:text-box>
        </draw:frame>
        <draw:custom-shape draw:style-name="gr3" draw:text-style-name="P4" draw:layer="layout" svg:width="0.421cm" svg:height="1.5cm" draw:transform="rotate (-1.5707963267949) translate (12.9cm 1.7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cm" svg:height="1.2cm" draw:transform="rotate (-1.5707963267949) translate (17.4cm 1.7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0.3cm" svg:y1="1.8cm" svg:x2="19.1cm" svg:y2="1.8cm">
          <text:p/>
        </draw:line>
        <draw:custom-shape draw:style-name="gr7" draw:text-style-name="P8" draw:layer="layout" svg:width="0.6cm" svg:height="0.2cm" svg:x="1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99cm" svg:height="1cm" svg:x="21.872cm" svg:y="9.3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6.221cm" svg:height="0.729cm" svg:x="21.479cm" svg:y="8.5cm">
          <draw:text-box>
            <text:p><text:span text:style-name="T3">Simbologias usadas na Planta</text:span></text:p>
          </draw:text-box>
        </draw:frame>
        <draw:frame draw:style-name="gr9" draw:text-style-name="P7" draw:layer="layout" svg:width="1.518cm" svg:height="0.729cm" svg:x="22.377cm" svg:y="9.4cm">
          <draw:text-box>
            <text:p><text:span text:style-name="T3">Porta</text:span></text:p>
          </draw:text-box>
        </draw:frame>
        <draw:custom-shape draw:style-name="gr7" draw:text-style-name="P8" draw:layer="layout" svg:width="0.2cm" svg:height="0.8cm" svg:x="22.079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85cm" svg:height="0.729cm" svg:x="22.379cm" svg:y="10.371cm">
          <draw:text-box>
            <text:p><text:span text:style-name="T3">Banner Patrocinadores</text:span></text:p>
          </draw:text-box>
        </draw:frame>
        <draw:custom-shape draw:style-name="gr11" draw:text-style-name="P9" draw:layer="layout" svg:width="0.2cm" svg:height="0.8cm" svg:x="22.079cm" svg:y="11.3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317cm" svg:height="0.729cm" svg:x="22.379cm" svg:y="11.3cm">
          <draw:text-box>
            <text:p><text:span text:style-name="T3">Banner Evento</text:span></text:p>
          </draw:text-box>
        </draw:frame>
        <draw:custom-shape draw:style-name="gr7" draw:text-style-name="P8" draw:layer="layout" svg:width="0.6cm" svg:height="0.2cm" svg:x="13.7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6cm" svg:height="0.2cm" svg:x="14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5.1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6cm" svg:height="0.2cm" svg:x="13.7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4.4cm" svg:y="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6cm" svg:height="0.2cm" svg:x="15.1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5.8cm" svg:y="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6cm" svg:height="0.2cm" svg:x="1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3.7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6cm" svg:height="0.2cm" svg:x="14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5.1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2cm" svg:height="0.6cm" svg:x="10.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248cm" svg:height="0.618cm" draw:transform="rotate (-1.5707963267949) translate (9.818cm 9.8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0.5cm" svg:y1="8.4cm" svg:x2="10.5cm" svg:y2="12.8cm">
          <text:p/>
        </draw:line>
        <draw:line draw:style-name="gr5" draw:text-style-name="P6" draw:layer="layout" svg:x1="19.1cm" svg:y1="8.4cm" svg:x2="19.2cm" svg:y2="13.2cm">
          <text:p/>
        </draw:line>
        <draw:custom-shape draw:style-name="gr3" draw:text-style-name="P4" draw:layer="layout" svg:width="0.3cm" svg:height="1.1cm" svg:x="19cm" svg:y="10.201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401cm" svg:y="10.1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248cm" svg:height="0.618cm" draw:transform="rotate (-1.5707963267949) translate (9.8cm 11.2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0.2cm" svg:height="0.6cm" svg:x="10.7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0.7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0.7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0.7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0.7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4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5cm" svg:height="1.4cm" svg:x="15.6cm" svg:y="5.6cm">
          <text:p text:style-name="P2"><text:span text:style-name="T2">Área de </text:span><text:span text:style-name="T2"><text:line-break/></text:span><text:span text:style-name="T2">descanso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6cm" svg:height="1.2cm" svg:x="14.9cm" svg:y="7.1cm">
          <text:p text:style-name="P2"><text:span text:style-name="T2">escada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6.4cm" svg:height="3.5cm" svg:x="11.1cm" svg:y="15.1cm">
          <text:p text:style-name="P2"><text:span text:style-name="T1">Área de Cooffe Break</text:span><text:span text:style-name="T1"><text:line-break/></text:span><text:span text:style-name="T1">&amp; Networ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8cm" svg:x="10.9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8cm" svg:x="1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2cm" svg:height="0.8cm" svg:x="17.5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8cm" svg:x="18.6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0.7cm" svg:height="1.3cm" svg:x="12.1cm" svg:y="8.6cm">
          <text:p text:style-name="P2"><text:span text:style-name="T4">Toten</text:span><text:span text:style-name="T4"><text:line-break/></text:span><text:span text:style-name="T4">Programação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1" draw:text-style-name="P9" draw:layer="layout" svg:width="0.2cm" svg:height="0.8cm" svg:x="1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421cm" svg:height="1.1cm" draw:transform="rotate (-1.5707963267949) translate (13.3cm 18.9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21cm" svg:height="0.9cm" draw:transform="rotate (-1.5707963267949) translate (17.8cm 1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0.6cm" svg:height="0.2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8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8.6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8.6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8.6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5.303cm" svg:height="0.962cm" svg:x="12.101cm" svg:y="0.638cm">
          <draw:text-box>
            <text:p>← ENTRADA → </text:p>
          </draw:text-box>
        </draw:frame>
        <draw:custom-shape draw:style-name="gr2" draw:text-style-name="P5" draw:layer="layout" svg:width="3.2cm" svg:height="2cm" svg:x="21.4cm" svg:y="2.1cm">
          <text:p text:style-name="P2"><text:span text:style-name="T2">DevLab 005</text:span></text:p>
          <text:p text:style-name="P2"><text:span text:style-name="T2">Advanceds</text:span></text:p>
          <text:p text:style-name="P2"><text:span text:style-name="T2">40 Lug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2cm" svg:height="2cm" svg:x="21.4cm" svg:y="5cm">
          <text:p text:style-name="P2"><text:span text:style-name="T2">InfraLab 007</text:span></text:p>
          <text:p text:style-name="P2"><text:span text:style-name="T2">Beginners</text:span></text:p>
          <text:p text:style-name="P2"><text:span text:style-name="T2">20 lugar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4cm" svg:height="1.2cm" draw:transform="rotate (-1.5707963267949) translate (23.6cm 3.8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cm" svg:height="1.2cm" draw:transform="rotate (-1.5707963267949) translate (23.6cm 4.8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9.2cm" svg:y1="4.1cm" svg:x2="27.8cm" svg:y2="4.1cm">
          <text:p/>
        </draw:line>
        <draw:line draw:style-name="gr5" draw:text-style-name="P6" draw:layer="layout" svg:x1="19.2cm" svg:y1="5.1cm" svg:x2="27.6cm" svg:y2="5.1cm">
          <text:p/>
        </draw:line>
        <draw:custom-shape draw:style-name="gr11" draw:text-style-name="P9" draw:layer="layout" svg:width="0.7cm" svg:height="0.2cm" svg:x="23.7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7cm" svg:height="0.2cm" svg:x="23.7cm" svg:y="4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9cm" svg:height="1.5cm" svg:x="19.3cm" svg:y="5.3cm">
          <text:p text:style-name="P2"><text:span text:style-name="T2">Coworking</text:span><text:span text:style-name="T2"><text:line-break/></text:span><text:span text:style-name="T2">Positiv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9.4cm" svg:y1="17.5cm" svg:x2="28cm" svg:y2="17.5cm">
          <text:p/>
        </draw:line>
        <draw:line draw:style-name="gr5" draw:text-style-name="P6" draw:layer="layout" svg:x1="19.4cm" svg:y1="18.5cm" svg:x2="27.9cm" svg:y2="18.5cm">
          <text:p/>
        </draw:line>
        <draw:custom-shape draw:style-name="gr3" draw:text-style-name="P4" draw:layer="layout" svg:width="0.421cm" svg:height="0.9cm" draw:transform="rotate (-1.5707963267949) translate (27.5cm 17.3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13" draw:layer="layout" svg:width="4.071cm" svg:height="0.962cm" svg:x="13.1cm" svg:y="20.038cm">
          <draw:text-box>
            <text:p>← LAGO → </text:p>
          </draw:text-box>
        </draw:frame>
        <draw:custom-shape draw:style-name="gr11" draw:text-style-name="P9" draw:layer="layout" svg:width="0.2cm" svg:height="0.8cm" svg:x="2.1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2cm" svg:height="0.8cm" svg:x="2.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7cm" svg:height="0.2cm" svg:x="17.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4cm" svg:height="2.6cm" svg:x="14.5cm" svg:y="8.4cm">
          <text:p text:style-name="P2"><text:span text:style-name="T1">Elevad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0.8cm" svg:height="0.9cm" svg:x="21.3cm" svg:y="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21.3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17.3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2.4cm" svg:y="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2.5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17.3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10.9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10.8cm" svg:y="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5.6cm" svg:y="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5.5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2" draw:style-name="dp1" draw:master-page-name="Padrão">
        <draw:custom-shape draw:style-name="gr19" draw:text-style-name="P16" draw:layer="layout" svg:width="9.7cm" svg:height="6.5cm" svg:x="0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9.7cm" svg:height="6.5cm" svg:x="1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9.7cm" svg:height="6.5cm" svg:x="18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9.7cm" svg:height="6.5cm" svg:x="19.1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4cm" svg:height="1.1cm" svg:x="10.4cm" svg:y="2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695cm" svg:y="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cm" svg:height="1.1cm" svg:x="10.5cm" svg:y="6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896cm" svg:y="1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896cm" svg:y="17.4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7cm" svg:y="1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7cm" svg:y="17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21cm" svg:height="1.5cm" draw:transform="rotate (-1.5707963267949) translate (12.9cm 1.7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cm" svg:height="1.2cm" draw:transform="rotate (-1.5707963267949) translate (17.4cm 1.7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0.3cm" svg:y1="1.8cm" svg:x2="19.1cm" svg:y2="1.8cm">
          <text:p/>
        </draw:line>
        <draw:custom-shape draw:style-name="gr3" draw:text-style-name="P4" draw:layer="layout" svg:width="0.399cm" svg:height="1cm" svg:x="3.374cm" svg:y="9.7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6.221cm" svg:height="0.729cm" svg:x="2.979cm" svg:y="8.9cm">
          <draw:text-box>
            <text:p><text:span text:style-name="T3">Simbologias usadas na Planta</text:span></text:p>
          </draw:text-box>
        </draw:frame>
        <draw:frame draw:style-name="gr9" draw:text-style-name="P7" draw:layer="layout" svg:width="1.518cm" svg:height="0.729cm" svg:x="3.877cm" svg:y="9.8cm">
          <draw:text-box>
            <text:p><text:span text:style-name="T3">Porta</text:span></text:p>
          </draw:text-box>
        </draw:frame>
        <draw:custom-shape draw:style-name="gr7" draw:text-style-name="P8" draw:layer="layout" svg:width="0.2cm" svg:height="0.8cm" svg:x="3.579cm" svg:y="10.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85cm" svg:height="0.729cm" svg:x="3.879cm" svg:y="10.771cm">
          <draw:text-box>
            <text:p><text:span text:style-name="T3">Banner Patrocinadores</text:span></text:p>
          </draw:text-box>
        </draw:frame>
        <draw:custom-shape draw:style-name="gr11" draw:text-style-name="P9" draw:layer="layout" svg:width="0.2cm" svg:height="0.8cm" svg:x="3.579cm" svg:y="11.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317cm" svg:height="0.729cm" svg:x="3.879cm" svg:y="11.7cm">
          <draw:text-box>
            <text:p><text:span text:style-name="T3">Banner Evento</text:span></text:p>
          </draw:text-box>
        </draw:frame>
        <draw:line draw:style-name="gr5" draw:text-style-name="P6" draw:layer="layout" svg:x1="10.5cm" svg:y1="8.4cm" svg:x2="10.5cm" svg:y2="12.8cm">
          <text:p/>
        </draw:line>
        <draw:line draw:style-name="gr5" draw:text-style-name="P6" draw:layer="layout" svg:x1="19.1cm" svg:y1="8.4cm" svg:x2="19.2cm" svg:y2="13.2cm">
          <text:p/>
        </draw:line>
        <draw:custom-shape draw:style-name="gr3" draw:text-style-name="P4" draw:layer="layout" svg:width="0.3cm" svg:height="1.1cm" svg:x="19cm" svg:y="10.201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401cm" svg:y="10.1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6cm" svg:height="1.2cm" svg:x="15cm" svg:y="7.1cm">
          <text:p text:style-name="P2"><text:span text:style-name="T2">escada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9" draw:layer="layout" svg:width="0.2cm" svg:height="0.8cm" svg:x="18.6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421cm" svg:height="1.1cm" draw:transform="rotate (-1.5707963267949) translate (13.3cm 18.9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21cm" svg:height="0.9cm" draw:transform="rotate (-1.5707963267949) translate (17.8cm 1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13" draw:layer="layout" svg:width="5.303cm" svg:height="0.962cm" svg:x="12.101cm" svg:y="0.638cm">
          <draw:text-box>
            <text:p>← ENTRADA → </text:p>
          </draw:text-box>
        </draw:frame>
        <draw:frame draw:style-name="gr16" draw:text-style-name="P13" draw:layer="layout" svg:width="4.071cm" svg:height="0.962cm" svg:x="13.1cm" svg:y="20.038cm">
          <draw:text-box>
            <text:p>← LAGO → </text:p>
          </draw:text-box>
        </draw:frame>
        <draw:custom-shape draw:style-name="gr13" draw:text-style-name="P17" draw:layer="layout" svg:width="9.1cm" svg:height="5.1cm" svg:x="19.4cm" svg:y="2.6cm">
          <text:p text:style-name="P2">Auditório Principal </text:p>
          <text:p text:style-name="P2">400 Pessoa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8cm" svg:x="27.7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6.221cm" svg:height="0.729cm" svg:x="20.4cm" svg:y="9.071cm">
          <draw:text-box>
            <text:p><text:span text:style-name="T3">Simbologias usadas na Planta</text:span></text:p>
          </draw:text-box>
        </draw:frame>
        <draw:custom-shape draw:style-name="gr18" draw:text-style-name="P15" draw:layer="layout" svg:width="0.8cm" svg:height="0.9cm" svg:x="20.7cm" svg:y="9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9" draw:text-style-name="P7" draw:layer="layout" svg:width="3.863cm" svg:height="0.729cm" svg:x="21.782cm" svg:y="10.071cm">
          <draw:text-box>
            <text:p><text:span text:style-name="T3">Equipe de Evento</text:span></text:p>
          </draw:text-box>
        </draw:frame>
        <draw:custom-shape draw:style-name="gr18" draw:text-style-name="P15" draw:layer="layout" svg:width="0.8cm" svg:height="0.9cm" svg:x="27.2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17.9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23cm" svg:y="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11:14:15.732455444</meta:creation-date>
    <meta:generator>LibreOffice/5.3.2.2$Linux_X86_64 LibreOffice_project/30m0$Build-2</meta:generator>
    <dc:date>2017-04-27T16:16:23.389204707</dc:date>
    <meta:editing-duration>PT3H52M4S</meta:editing-duration>
    <meta:editing-cycles>18</meta:editing-cycles>
    <meta:document-statistic meta:object-count="142"/>
  </office:meta>
</office:document-meta>
</file>